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EA0000029EC9B40B45473AE2A4.png" manifest:media-type="image/png"/>
  <manifest:file-entry manifest:full-path="Pictures/10000201000003C0000001E060A619B15F526DEF.png" manifest:media-type="image/png"/>
  <manifest:file-entry manifest:full-path="Pictures/100011CB0001027C0000E83C61401C971EA536C0.svg" manifest:media-type="image/svg+xml"/>
  <manifest:file-entry manifest:full-path="Pictures/10000201000003260000026C682FA1D7AA91B348.png" manifest:media-type="image/png"/>
  <manifest:file-entry manifest:full-path="Pictures/1000020100000D7000000C25B014B2D353E053A5.png" manifest:media-type="image/png"/>
  <manifest:file-entry manifest:full-path="Pictures/10000201000000730000008EB999E78B6D9084FF.png" manifest:media-type="image/png"/>
  <manifest:file-entry manifest:full-path="Pictures/10001BC30000532200003FFEB88055219BC3405C.svg" manifest:media-type="image/svg+xml"/>
  <manifest:file-entry manifest:full-path="Pictures/1000158900000A5600000CC4CC38B5B4EF0972EC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b1b1b" draw:fill="none" draw:textarea-horizontal-align="justify" draw:textarea-vertical-align="middle" draw:auto-grow-height="false" fo:min-height="4.952cm" fo:min-width="4.847cm"/>
    </style:style>
    <style:style style:name="gr3" style:family="graphic" style:parent-style-name="standard">
      <style:graphic-properties draw:stroke="dash" draw:stroke-dash="Ultrafine_20_Dashed" svg:stroke-color="#1b1b1b" draw:fill="none" draw:textarea-horizontal-align="justify" draw:textarea-vertical-align="middle" draw:auto-grow-height="false" fo:min-height="2.299cm" fo:min-width="4.0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1b1b1b" draw:fill="none" draw:textarea-horizontal-align="justify" draw:textarea-vertical-align="middle" draw:auto-grow-height="false" fo:min-height="1.533cm" fo:min-width="4.1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5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tyle="normal" style:font-style-asian="normal" style:font-style-complex="normal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447cm" svg:height="1.913cm" svg:x="6.605cm" svg:y="4.662cm">
          <draw:image xlink:href="Pictures/1000158900000A5600000CC4CC38B5B4EF0972EC.svg" xlink:type="simple" xlink:show="embed" xlink:actuate="onLoad">
            <text:p/>
          </draw:image>
          <draw:image xlink:href="Pictures/10000201000000730000008EB999E78B6D9084FF.png" xlink:type="simple" xlink:show="embed" xlink:actuate="onLoad"/>
        </draw:frame>
        <draw:custom-shape draw:style-name="gr2" draw:text-style-name="P1" xml:id="id4" draw:id="id4" draw:layer="layout" svg:width="5.347cm" svg:height="5.202cm" svg:x="5.96cm" svg:y="8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558cm" svg:height="2.549cm" svg:x="6.311cm" svg:y="10.8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4cm" svg:height="0.939cm" svg:x="10.08cm" svg:y="10.194cm">
          <draw:image xlink:href="Pictures/10001BC30000532200003FFEB88055219BC3405C.svg" xlink:type="simple" xlink:show="embed" xlink:actuate="onLoad">
            <text:p/>
          </draw:image>
          <draw:image xlink:href="Pictures/10000201000003260000026C682FA1D7AA91B348.png" xlink:type="simple" xlink:show="embed" xlink:actuate="onLoad"/>
        </draw:frame>
        <draw:frame draw:style-name="gr4" draw:text-style-name="P2" xml:id="id1" draw:id="id1" draw:layer="layout" svg:width="1.946cm" svg:height="0.962cm" svg:x="6.362cm" svg:y="9.537cm">
          <draw:text-box>
            <text:p><text:span text:style-name="T1">/api/*</text:span></text:p>
          </draw:text-box>
        </draw:frame>
        <draw:frame draw:style-name="gr5" draw:text-style-name="P2" xml:id="id5" draw:id="id5" draw:layer="layout" svg:width="0.938cm" svg:height="0.962cm" svg:x="6.462cm" svg:y="8.692cm">
          <draw:text-box>
            <text:p><text:span text:style-name="T1">/*</text:span></text:p>
          </draw:text-box>
        </draw:frame>
        <draw:connector draw:style-name="gr6" draw:text-style-name="P1" draw:layer="layout" draw:type="curve" draw:line-skew="-1.944cm" svg:x1="6.362cm" svg:y1="10.018cm" svg:x2="6.41cm" svg:y2="17.538cm" draw:start-shape="id1" draw:start-glue-point="3" draw:end-shape="id2" draw:end-glue-point="3" svg:d="M6362 10018c-3666 0-3690 7520 48 7520" svg:viewBox="0 0 2802 7521">
          <text:p/>
        </draw:connector>
        <draw:connector draw:style-name="gr6" draw:text-style-name="P1" draw:layer="layout" draw:type="curve" svg:x1="7.328cm" svg:y1="6.575cm" svg:x2="8.633cm" svg:y2="8.598cm" draw:start-shape="id3" draw:start-glue-point="2" draw:end-shape="id4" draw:end-glue-point="0" svg:d="M7328 6575c0 1516 1305 505 1305 2023" svg:viewBox="0 0 1306 2024">
          <text:p/>
        </draw:connector>
        <draw:custom-shape draw:style-name="gr7" draw:text-style-name="P1" xml:id="id2" draw:id="id2" draw:layer="layout" svg:width="4.645cm" svg:height="1.783cm" svg:x="6.41cm" svg:y="16.64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7.4cm" svg:y1="9.173cm" svg:x2="8.59cm" svg:y2="10.851cm" draw:start-shape="id5" draw:start-glue-point="1" draw:end-shape="id6" svg:d="M7400 9173c794 0 1190 559 1190 1678" svg:viewBox="0 0 1191 1679">
          <text:p/>
        </draw:connector>
        <draw:frame draw:style-name="gr8" draw:text-style-name="P3" draw:layer="layout" svg:width="5.717cm" svg:height="0.962cm" svg:x="5.926cm" svg:y="13.691cm">
          <draw:text-box>
            <text:p>react-redux-starter</text:p>
          </draw:text-box>
        </draw:frame>
        <draw:frame draw:style-name="gr1" draw:text-style-name="P1" draw:layer="layout" svg:width="1.938cm" svg:height="1.864cm" svg:x="6.477cm" svg:y="11.023cm">
          <draw:image xlink:href="Pictures/100011CB0001027C0000E83C61401C971EA536C0.svg" xlink:type="simple" xlink:show="embed" xlink:actuate="onLoad">
            <text:p/>
          </draw:image>
          <draw:image xlink:href="Pictures/10000201000002EA0000029EC9B40B45473AE2A4.png" xlink:type="simple" xlink:show="embed" xlink:actuate="onLoad"/>
        </draw:frame>
        <draw:frame draw:style-name="gr1" draw:text-style-name="P1" draw:layer="layout" svg:width="1.753cm" svg:height="1.697cm" svg:x="8.59cm" svg:y="10.998cm">
          <draw:image xlink:href="Pictures/1000020100000D7000000C25B014B2D353E053A5.png" xlink:type="simple" xlink:show="embed" xlink:actuate="onLoad">
            <text:p/>
          </draw:image>
        </draw:frame>
        <draw:frame draw:style-name="gr1" draw:text-style-name="P1" xml:id="id7" draw:id="id7" draw:layer="layout" svg:width="1.446cm" svg:height="1.913cm" svg:x="8.997cm" svg:y="4.662cm">
          <draw:image xlink:href="Pictures/1000158900000A5600000CC4CC38B5B4EF0972EC.svg" xlink:type="simple" xlink:show="embed" xlink:actuate="onLoad">
            <text:p/>
          </draw:image>
          <draw:image xlink:href="Pictures/10000201000000730000008EB999E78B6D9084FF.png" xlink:type="simple" xlink:show="embed" xlink:actuate="onLoad"/>
        </draw:frame>
        <draw:connector draw:style-name="gr6" draw:text-style-name="P1" draw:layer="layout" draw:type="curve" svg:x1="9.72cm" svg:y1="6.575cm" svg:x2="8.633cm" svg:y2="8.598cm" draw:start-shape="id7" draw:start-glue-point="2" draw:end-shape="id4" draw:end-glue-point="0" svg:d="M9720 6575c0 1516-1087 505-1087 2023" svg:viewBox="0 0 1088 2024">
          <text:p/>
        </draw:connector>
        <draw:frame draw:style-name="gr9" draw:text-style-name="P3" draw:layer="layout" svg:width="1.035cm" svg:height="0.962cm" svg:x="8.064cm" svg:y="5.636cm">
          <draw:text-box>
            <text:p>...</text:p>
          </draw:text-box>
        </draw:frame>
        <draw:frame draw:style-name="gr1" draw:text-style-name="P1" draw:layer="layout" svg:width="4.412cm" svg:height="2.362cm" svg:x="6.673cm" svg:y="16.256cm">
          <draw:image xlink:href="Pictures/10000201000003C0000001E060A619B15F526DEF.png" xlink:type="simple" xlink:show="embed" xlink:actuate="onLoad">
            <text:p/>
          </draw:image>
        </draw:frame>
        <draw:frame draw:style-name="gr10" draw:text-style-name="P4" draw:layer="layout" svg:width="4.559cm" svg:height="0.79cm" svg:x="6.5cm" svg:y="12.7cm">
          <draw:text-box>
            <text:p><text:span text:style-name="T2">Static web content</text:span></text:p>
          </draw:text-box>
        </draw:frame>
        <draw:frame draw:style-name="gr8" draw:text-style-name="P3" draw:layer="layout" svg:width="4.731cm" svg:height="0.962cm" svg:x="6.327cm" svg:y="18.291cm">
          <draw:text-box>
            <text:p>express-star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0:26:15.723475000</meta:creation-date>
    <dc:date>2018-01-19T13:09:05.429189857</dc:date>
    <meta:editing-duration>PT29M30S</meta:editing-duration>
    <meta:editing-cycles>13</meta:editing-cycles>
    <meta:generator>LibreOffice/5.4.3.2$MacOSX_X86_64 LibreOffice_project/92a7159f7e4af62137622921e809f8546db437e5</meta:generator>
    <meta:document-statistic meta:object-count="19"/>
  </office:meta>
</office:document-meta>
</file>